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07764"/>
    </style:style>
    <style:style style:name="P2" style:family="paragraph" style:parent-style-name="Standard">
      <style:text-properties officeooo:paragraph-rsid="0021319e"/>
    </style:style>
    <style:style style:name="P3" style:family="paragraph" style:parent-style-name="Standard">
      <style:text-properties officeooo:paragraph-rsid="0021319e"/>
    </style:style>
    <style:style style:name="P4" style:family="paragraph" style:parent-style-name="Standard">
      <style:text-properties officeooo:paragraph-rsid="0025bd24"/>
    </style:style>
    <style:style style:name="T1" style:family="text">
      <style:text-properties officeooo:rsid="00207764"/>
    </style:style>
    <style:style style:name="T2" style:family="text">
      <style:text-properties officeooo:rsid="0021319e"/>
    </style:style>
    <style:style style:name="T3" style:family="text">
      <style:text-properties officeooo:rsid="0022878b"/>
    </style:style>
    <style:style style:name="T4" style:family="text">
      <style:text-properties officeooo:rsid="0025bd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to my page ...</text:p>
      <text:p text:style-name="Standard"/>
      <text:p text:style-name="Standard">I was born and raised in Indiana, but recently moved to Colorado. I am currently working as a Software Engineer for a local defense contractor in Colorado Springs. In my current role, I code and test software using the C++ and Java programming languages. In previous technical jobs, I've had the opportunity to work with Javascript, Python, Visual Basic, and SQL to meet a variety of business needs. I enjoy hiking, biking, snowboarding and paddle boarding in my free time!</text:p>
      <text:p text:style-name="Standard"/>
      <text:p text:style-name="Standard">For my practicum project I will be creating an application to aid in the recording of client notes of psychology professionals. The primary focus will be on the implementation of a secure sign-in and the encryption of client data.</text:p>
      <text:p text:style-name="Standard"/>
      <text:p text:style-name="Standard">The link to my GitHub repository is https://github.com/tnelson006/ClientTracker</text:p>
      <text:p text:style-name="Standard"/>
      <text:p text:style-name="Standard">Week 1 -</text:p>
      <text:p text:style-name="Standard"/>
      <text:p text:style-name="Standard">Progress: This week I successfully installed Ubuntu on my machine, and began work on my project concept.</text:p>
      <text:p text:style-name="Standard"/>
      <text:p text:style-name="Standard">Problems: I originally tried to install Ubuntu on my Mac as a dual boot, but quickly discovered that there was not nearly enough memory on the machine for that to occur. I was then going to try and run Ubuntu in test mode via a flash drive, but I realized that that wasn't going to be ideal either. While the OS would work just fine, you had to setup everything every single time you booted the OS. The wifi password needed to be entered, and saved files would be gone. At that point, I began researching installing Ubuntu on my desktop machine. Thankfully, it was easy to install Ubuntu on desktop machine with it dual booting with my other OS, Windows 10. There are some issues that still need to be resolved, but I will work on those next week.</text:p>
      <text:p text:style-name="Standard"/>
      <text:p text:style-name="Standard">Plans for next week: Resolving existing issues (no internet), installing LAMP, and continuing work on the project concept.</text:p>
      <text:p text:style-name="Standard"/>
      <text:p text:style-name="Standard">Week 2 -</text:p>
      <text:p text:style-name="Standard"/>
      <text:p text:style-name="Standard">Progress: This week I successfully fixed existing issues, installed LAMP, and finished the project concept.</text:p>
      <text:p text:style-name="Standard"/>
      <text:p text:style-name="Standard">Problems: While installing Ubuntu was fairly straightforward, I initially had no internet connection. My desktop is located on the ground floor of my house, whereas the router and modem are upstairs. I am using a USB 3.0 to Wireless N adapter to connect to the internet. The adapter worked perfectly on my Windows 10 OS, but was not working on my Ubuntu OS. After doing some research, I was able to determine that my peripheral had a faulty driver for Ubuntu 16.04, and a new driver would need to be installed. I tried updating using the drivers that came with the OS by default, but none of those would work. Thankfully, I found an article were the author had fixed the driver issue and had it available to anyone via Github. The issue here is that I would need internet to fix my issue of having no internet. Quite the conundrum! I tethered my iPhone into the desktop and used that connection to download the working driver. Once that was installed, I finally had working internet. \*sigh of relief\*</text:p>
      <text:p text:style-name="Standard"/>
      <text:p text:style-name="Standard"><text:soft-page-break/>Now that I had working internet, I went about installing LAMP. That was fairly straightforward as well, and I uploaded a picture to my Github (titled 'server_working.png') showing that the Apache server is indeed working.</text:p>
      <text:p text:style-name="Standard"/>
      <text:p text:style-name="Standard">Plans for next week: Working on the annotated bibliography and beginning to understand how to implement key features of the proposed project concept.</text:p>
      <text:p text:style-name="Standard"/>
      <text:p text:style-name="Standard">Week 3 -</text:p>
      <text:p text:style-name="Standard"/>
      <text:p text:style-name="Standard">Progress: This week I worked on adding sources to the annotated bibliography and understanding how to implement key features.</text:p>
      <text:p text:style-name="Standard"/>
      <text:p text:style-name="Standard">Problems: As I do research on encryption, I am learning a lot on such an interesting topic. That being said, many answers come with one or two more questions. I am sure I will figure this all out, but it is currently a little overwhelming.</text:p>
      <text:p text:style-name="Standard"/>
      <text:p text:style-name="Standard">Plans for next week: Finish the annotated bibliography and begin the design work on how the project will be implemented.</text:p>
      <text:p text:style-name="Standard"/>
      <text:p text:style-name="P1">Week <text:span text:style-name="T1">4</text:span> -</text:p>
      <text:p text:style-name="P1"/>
      <text:p text:style-name="P1">Progress: This week I <text:span text:style-name="T1">finished</text:span> adding <text:span text:style-name="T1">fifteen </text:span>sources to the annotated bibliography and <text:span text:style-name="T1">began working on the preliminary design of the proposed project</text:span>.</text:p>
      <text:p text:style-name="P1"/>
      <text:p text:style-name="P1">Problems: <text:span text:style-name="T1">No major problems were encountered this week. Making a preliminary design allows for some assumptions that libraries are going to work as expected and such. When the actual implementation of my design begins, that is when I expect some “problems” to occur, but hopefully a good design will mitigate/reduce as many headaches as possible.</text:span></text:p>
      <text:p text:style-name="P1"/>
      <text:p text:style-name="P1">Plans for next week: <text:span text:style-name="T1">Turn design doodles in field notebook into a more formal document, such as a database design document and a document containing the class diagrams as they are currently designed. I will also begin work on my presentation, starting with finding an adequate topic.</text:span></text:p>
      <text:p text:style-name="P1"/>
      <text:p text:style-name="P2">Week <text:span text:style-name="T2">5</text:span> -</text:p>
      <text:p text:style-name="P2"/>
      <text:p text:style-name="P2">Progress: <text:span text:style-name="T3">This week I created my presentation on the Strategy design pattern, and created UML diagrams for the tables that will be in the database and the classes within the data layer (client and server side).</text:span></text:p>
      <text:p text:style-name="P2"/>
      <text:p text:style-name="P2">Problems: <text:span text:style-name="T3">No problems were encountered this week.</text:span></text:p>
      <text:p text:style-name="P2"/>
      <text:p text:style-name="P2">Plans for next week: <text:span text:style-name="T3">Give presentation, continue work on UML diagrams, and begin developing code for the client and server.</text:span></text:p>
      <text:p text:style-name="P2"/>
      <text:p text:style-name="P4">Week <text:span text:style-name="T4">6</text:span> -</text:p>
      <text:p text:style-name="P4"/>
      <text:p text:style-name="P4">Progress: </text:p>
      <text:p text:style-name="P4"/>
      <text:p text:style-name="P4">Problems: </text:p>
      <text:p text:style-name="P4"><text:soft-page-break/></text:p>
      <text:p text:style-name="P4">Plans for next wee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1:25:58.411517307</meta:creation-date>
    <dc:date>2018-06-09T07:07:33.015687321</dc:date>
    <meta:editing-duration>PT13M41S</meta:editing-duration>
    <meta:editing-cycles>6</meta:editing-cycles>
    <meta:generator>LibreOffice/6.0.1.1$MacOSX_X86_64 LibreOffice_project/60bfb1526849283ce2491346ed2aa51c465abfe6</meta:generator>
    <meta:document-statistic meta:table-count="0" meta:image-count="0" meta:object-count="0" meta:page-count="3" meta:paragraph-count="29" meta:word-count="855" meta:character-count="4992" meta:non-whitespace-character-count="4163"/>
  </office:meta>
</office:document-meta>
</file>